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66666" draw:marker-start-width="0.21cm" draw:marker-end-width="0.21cm" draw:fill="solid" draw:fill-color="#eeeeee" draw:textarea-horizontal-align="justify" draw:textarea-vertical-align="bottom" draw:auto-grow-height="false" fo:min-height="5.462cm" fo:min-width="9.712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144cm" fo:min-width="3.0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cm" draw:marker-end-width="0.2cm" draw:fill-color="#99ccff" draw:textarea-horizontal-align="justify" draw:textarea-vertical-align="middle" draw:auto-grow-height="false" fo:min-height="1.054cm" fo:min-width="4.604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054cm" fo:min-width="4.60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701cm" fo:min-width="2.31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="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svg:stroke-color="#000000" draw:marker-start="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506cm" fo:min-width="3.356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332cm" fo:min-width="0.782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Line_20_Style_20_10" svg:stroke-width="0.05cm" svg:stroke-color="#000000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05cm" svg:stroke-color="#000000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2.388cm"/>
    </style:style>
    <style:style style:name="gr14" style:family="graphic" style:parent-style-name="objectwithoutfill">
      <style:graphic-properties draw:stroke="dash" draw:stroke-dash="Ultrafine_20_Dashed" svg:stroke-width="0.05cm" svg:stroke-color="#000000" draw:marker-start-width="0.2cm" draw:marker-end="Arrow" draw:marker-end-width="0.2cm" draw:fill="non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965cm" fo:min-width="2.41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801cm" fo:min-width="3.149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2cm" draw:marker-end="Arrow" draw:marker-end-width="0.2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0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="solid" draw:fill-color="#eeeee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99ccff"/>
      <style:paragraph-properties fo:text-align="center"/>
    </style:style>
    <style:style style:name="P6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cc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cffd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font-size="20pt" fo:font-style="italic" style:font-style-asian="italic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cm" svg:height="6.1cm" svg:x="3.7cm" svg:y="10.8cm">
          <text:p text:style-name="P1"><text:span text:style-name="T1">Production System</text:span></text:p>
          <draw:enhanced-geometry svg:viewBox="0 0 21600 21600" draw:path-stretchpoint-x="10800" draw:path-stretchpoint-y="10800" draw:text-areas="?f3 ?f4 ?f5 ?f6" draw:type="round-rectangle" draw:modifiers="2043.10426916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01cm" svg:height="1.6cm" svg:x="4.798cm" svg:y="11.6cm">
          <text:p text:style-name="P3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01cm" svg:height="1.6cm" svg:x="4.698cm" svg:y="11.5cm">
          <text:p text:style-name="P3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1" draw:id="id11" draw:layer="layout" svg:width="5.3cm" svg:height="1.5cm" svg:x="20.6cm" svg:y="2.6cm">
          <text:p text:style-name="P3">Debugging Console<text:line-break/>(Kibana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5.3cm" svg:height="1.5cm" svg:x="8.7cm" svg:y="6.4cm">
          <text:p text:style-name="P3"><text:span text:style-name="T2">Metrics Service</text:span><text:span text:style-name="T2"><text:line-break/></text:span><text:span text:style-name="T2">(Prometheu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4.7cm" svg:height="2cm" svg:x="16.2cm" svg:y="16.7cm">
          <text:p text:style-name="P3"><text:span text:style-name="T2">Kafk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2" draw:id="id2" draw:layer="layout" svg:width="5.3cm" svg:height="1.5cm" svg:x="4.9cm" svg:y="2.6cm">
          <text:p text:style-name="P3">Stats Dashboards<text:line-break/>(Grafan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svg:x1="11.35cm" svg:y1="6.4cm" svg:x2="7.55cm" svg:y2="4.1cm" draw:start-shape="id1" draw:start-glue-point="0" draw:end-shape="id2" svg:d="M11350 6400v-1149h-3800v-1151" svg:viewBox="0 0 3801 2301">
          <text:p/>
        </draw:connector>
        <draw:connector draw:style-name="gr7" draw:text-style-name="P7" draw:layer="layout" svg:x1="6.499cm" svg:y1="11.4cm" svg:x2="8.7cm" svg:y2="7.15cm" draw:start-shape="id3" draw:start-glue-point="0" draw:end-shape="id1" draw:end-glue-point="3" svg:d="M6499 11400v-4250h2201" svg:viewBox="0 0 2202 4251">
          <text:p/>
        </draw:connector>
        <draw:custom-shape draw:style-name="gr8" draw:text-style-name="P6" xml:id="id9" draw:id="id9" draw:layer="layout" svg:width="4.1cm" svg:height="2cm" svg:x="21.2cm" svg:y="5.4cm">
          <text:p text:style-name="P3"><text:span text:style-name="T2">Log Index</text:span><text:span text:style-name="T2"><text:line-break/></text:span><text:span text:style-name="T2">(Elasticsearc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6.5cm" svg:y1="14cm" svg:x2="16.67cm" svg:y2="17.7cm" draw:start-shape="id4" draw:start-glue-point="2" draw:end-shape="id5" draw:end-glue-point="6" svg:d="M6500 14000v3700h10170" svg:viewBox="0 0 10171 3701">
          <text:p/>
        </draw:connector>
        <draw:connector draw:style-name="gr6" draw:text-style-name="P7" draw:layer="layout" svg:x1="20.422cm" svg:y1="17.7cm" svg:x2="23.25cm" svg:y2="10.101cm" draw:start-shape="id5" draw:start-glue-point="9" draw:end-shape="id6" draw:end-glue-point="2" svg:d="M20422 17700h2828v-7599" svg:viewBox="0 0 2829 7600">
          <text:p/>
        </draw:connector>
        <draw:custom-shape draw:style-name="gr10" draw:text-style-name="P9" xml:id="id4" draw:id="id4" draw:layer="layout" svg:width="1.4cm" svg:height="0.7cm" svg:x="5.8cm" svg:y="13.3cm">
          <text:p text:style-name="P8"><text:span text:style-name="T3">Bea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3.801cm" svg:height="1.6cm" svg:x="4.599cm" svg:y="11.4cm">
          <text:p text:style-name="P3"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svg:x1="13.199cm" svg:y1="15.05cm" svg:x2="15.15cm" svg:y2="10.1cm" draw:start-shape="id7" draw:start-glue-point="1" draw:end-shape="id8" svg:d="M13199 15050h1951v-4950" svg:viewBox="0 0 1952 4951">
          <text:p/>
        </draw:connector>
        <draw:connector draw:style-name="gr12" draw:text-style-name="P7" draw:layer="layout" svg:x1="15.15cm" svg:y1="8.6cm" svg:x2="14cm" svg:y2="7.15cm" draw:start-shape="id8" draw:start-glue-point="0" draw:end-shape="id1" draw:end-glue-point="1" svg:d="M15150 8600v-1450h-1150" svg:viewBox="0 0 1151 1451">
          <text:p/>
        </draw:connector>
        <draw:connector draw:style-name="gr9" draw:text-style-name="P7" draw:layer="layout" svg:x1="23.25cm" svg:y1="8.601cm" svg:x2="23.25cm" svg:y2="7.4cm" draw:start-shape="id6" draw:start-glue-point="0" draw:end-shape="id9" draw:end-glue-point="2" svg:d="M23250 8601v-1201" svg:viewBox="0 0 1 1202">
          <text:p/>
        </draw:connector>
        <draw:frame draw:style-name="gr13" draw:text-style-name="P11" draw:layer="layout" svg:width="2.888cm" svg:height="1.038cm" svg:x="11.7cm" svg:y="17.9cm">
          <draw:text-box>
            <text:p text:style-name="P10"><text:span text:style-name="T4">Logs</text:span></text:p>
          </draw:text-box>
        </draw:frame>
        <draw:custom-shape draw:style-name="gr4" draw:text-style-name="P6" xml:id="id8" draw:id="id8" draw:layer="layout" svg:width="5.3cm" svg:height="1.5cm" svg:x="12.5cm" svg:y="8.6cm">
          <text:p text:style-name="P3"><text:span text:style-name="T2">Metrics Cache</text:span></text:p>
          <text:p text:style-name="P3"><text:span text:style-name="T2">(Push Gatewa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2" draw:layer="layout" svg:x1="11.349cm" svg:y1="11.5cm" svg:x2="11.35cm" svg:y2="7.9cm" draw:start-shape="id10" draw:end-shape="id1" draw:end-glue-point="2" svg:d="M11349 11500v-1800h1v-1800" svg:viewBox="0 0 2 3601">
          <text:p/>
        </draw:connector>
        <draw:custom-shape draw:style-name="gr15" draw:text-style-name="P13" xml:id="id10" draw:id="id10" draw:layer="layout" svg:width="3.101cm" svg:height="1.401cm" svg:x="9.799cm" svg:y="11.5cm">
          <text:p text:style-name="P3"><text:span text:style-name="T2">Task</text:span><text:span text:style-name="T2"><text:line-break/></text:span><text:span text:style-name="T2">Schedul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7" draw:id="id7" draw:layer="layout" svg:width="3.699cm" svg:height="1.1cm" svg:x="9.5cm" svg:y="14.5cm">
          <text:p text:style-name="P3"><text:span text:style-name="T2">Task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svg:x1="11.349cm" svg:y1="12.901cm" svg:x2="11.349cm" svg:y2="14.5cm" draw:start-shape="id10" draw:start-glue-point="2" draw:end-shape="id7" draw:end-glue-point="0" svg:d="M11349 12901v1599" svg:viewBox="0 0 1 1600">
          <text:p/>
        </draw:connector>
        <draw:connector draw:style-name="gr17" draw:text-style-name="P12" draw:layer="layout" svg:x1="23.25cm" svg:y1="5.4cm" svg:x2="23.25cm" svg:y2="4.1cm" draw:start-shape="id9" draw:start-glue-point="0" draw:end-shape="id11" draw:end-glue-point="2" svg:d="M23250 5400v-1300" svg:viewBox="0 0 1 1301">
          <text:p/>
        </draw:connector>
        <draw:frame draw:style-name="gr18" draw:text-style-name="P14" draw:layer="layout" svg:width="2.547cm" svg:height="1.038cm" svg:x="5.116cm" svg:y="5.858cm">
          <draw:text-box>
            <text:p text:style-name="P1"><text:span text:style-name="T5">Metrics</text:span></text:p>
          </draw:text-box>
        </draw:frame>
        <draw:connector draw:style-name="gr11" draw:text-style-name="P7" draw:layer="layout" svg:x1="20.6cm" svg:y1="9.351cm" svg:x2="17.8cm" svg:y2="9.35cm" draw:start-shape="id6" draw:end-shape="id8" draw:end-glue-point="1" svg:d="M20600 9351h-1400v-1h-1400" svg:viewBox="0 0 2801 2">
          <text:p/>
        </draw:connector>
        <draw:custom-shape draw:style-name="gr4" draw:text-style-name="P6" xml:id="id12" draw:id="id12" draw:layer="layout" svg:width="5.3cm" svg:height="1.5cm" svg:x="12.201cm" svg:y="2.601cm">
          <text:p text:style-name="P3"><text:span text:style-name="T2">Email Alert Sender</text:span><text:span text:style-name="T2"><text:line-break/></text:span><text:span text:style-name="T2">(Alert Manag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svg:x1="11.35cm" svg:y1="6.4cm" svg:x2="14.851cm" svg:y2="4.101cm" draw:start-shape="id1" draw:start-glue-point="0" draw:end-shape="id12" draw:end-glue-point="2" svg:d="M11350 6400v-1149h3501v-1150" svg:viewBox="0 0 3502 2300">
          <text:p/>
        </draw:connector>
        <draw:custom-shape draw:style-name="gr4" draw:text-style-name="P6" xml:id="id6" draw:id="id6" draw:layer="layout" svg:width="5.3cm" svg:height="1.5cm" svg:x="20.6cm" svg:y="8.601cm">
          <text:p text:style-name="P3"><text:span text:style-name="T2">Log Analysis</text:span></text:p>
          <text:p text:style-name="P3"><text:span text:style-name="T2">(Logsta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10" draw:display-name="Line Style 10" draw:style="rect" draw:dots1="1" draw:dots1-length="150%" draw:distance="4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2:46:03.739696000</meta:creation-date>
    <dc:date>2017-11-10T22:09:31.861510000</dc:date>
    <meta:editing-duration>P14DT9H24M30S</meta:editing-duration>
    <meta:editing-cycles>70</meta:editing-cycles>
    <meta:generator>LibreOffice/5.4.1.2$MacOSX_X86_64 LibreOffice_project/ea7cb86e6eeb2bf3a5af73a8f7777ac570321527</meta:generator>
    <meta:print-date>2016-11-29T14:10:54.495000000</meta:print-date>
    <meta:document-statistic meta:object-count="29"/>
  </office:meta>
</office:document-meta>
</file>